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SansNarrow-Bold" svg:font-family="LiberationSansNarrow-Bold" style:font-family-generic="roman" style:font-pitch="variable"/>
    <style:font-face style:name="LiberationSansNarrow" svg:font-family="LiberationSansNarrow" style:font-family-generic="roman" style:font-pitch="variable"/>
    <style:font-face style:name="TimesNewRomanPS-BoldMT" svg:font-family="TimesNewRomanPS-BoldMT" style:font-family-generic="roman" style:font-pitch="variable"/>
    <style:font-face style:name="Calibri" svg:font-family="Calibri" style:font-family-generic="swiss" style:font-pitch="variable" svg:panose-1="2 15 5 2 2 2 4 3 2 4"/>
    <style:font-face style:name="TimesNewRomanPSMT" svg:font-family="TimesNewRomanPSMT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5" style:parent-style-name="Standard" style:family="paragraph">
      <style:paragraph-properties fo:text-align="center" fo:margin-top="0.0791in" fo:margin-bottom="0.0791in"/>
      <style:text-properties style:font-name="TimesNewRomanPS-BoldMT" style:font-name-asian="Calibri" style:font-name-complex="Calibri" fo:font-weight="bold" style:font-weight-asian="bold" fo:color="#000000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NewRomanPS-BoldMT" fo:font-weight="bold" style:font-weight-asian="bold" fo:color="#000000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style:font-name="TimesNewRomanPSMT" fo:color="#000000" fo:font-size="11pt" style:font-size-asian="11pt"/>
    </style:style>
    <style:style style:name="T10" style:parent-style-name="DefaultParagraphFont" style:family="text">
      <style:text-properties style:font-name="TimesNewRomanPSMT" fo:color="#000000" fo:font-size="11pt" style:font-size-asian="11pt"/>
    </style:style>
    <style:style style:name="T11" style:parent-style-name="DefaultParagraphFont" style:family="text">
      <style:text-properties style:font-name="TimesNewRomanPSMT" fo:color="#000000" fo:font-size="11pt" style:font-size-asian="11pt"/>
    </style:style>
    <style:style style:name="T12" style:parent-style-name="DefaultParagraphFont" style:family="text">
      <style:text-properties style:font-name="TimesNewRomanPSMT" fo:color="#000000" fo:font-size="11pt" style:font-size-asian="11pt"/>
    </style:style>
    <style:style style:name="T13" style:parent-style-name="DefaultParagraphFont" style:family="text">
      <style:text-properties style:font-name="TimesNewRomanPSMT" fo:color="#000000" fo:font-size="11pt" style:font-size-asian="11pt"/>
    </style:style>
    <style:style style:name="T14" style:parent-style-name="DefaultParagraphFont" style:family="text">
      <style:text-properties style:font-name="TimesNewRomanPSMT" fo:color="#000000" fo:font-size="11pt" style:font-size-asian="11pt"/>
    </style:style>
    <style:style style:name="T15" style:parent-style-name="DefaultParagraphFont" style:family="text">
      <style:text-properties style:font-name="TimesNewRomanPSMT" fo:color="#000000" fo:font-size="11pt" style:font-size-asian="11pt"/>
    </style:style>
    <style:style style:name="T16" style:parent-style-name="DefaultParagraphFont" style:family="text">
      <style:text-properties style:font-name="TimesNewRomanPSMT" fo:color="#000000" fo:font-size="11pt" style:font-size-asian="11pt"/>
    </style:style>
    <style:style style:name="T17" style:parent-style-name="DefaultParagraphFont" style:family="text">
      <style:text-properties style:font-name="TimesNewRomanPSMT" fo:color="#000000" fo:font-size="11pt" style:font-size-asian="11pt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style:font-name="TimesNewRomanPSMT" fo:color="#000000" fo:font-size="11pt" style:font-size-asian="11pt"/>
    </style:style>
    <style:style style:name="T20" style:parent-style-name="DefaultParagraphFont" style:family="text">
      <style:text-properties style:font-name="TimesNewRomanPSMT" fo:color="#000000" fo:font-size="11pt" style:font-size-asian="11pt"/>
    </style:style>
    <style:style style:name="T21" style:parent-style-name="DefaultParagraphFont" style:family="text">
      <style:text-properties style:font-name="TimesNewRomanPSMT" fo:color="#000000" fo:font-size="11pt" style:font-size-asian="11pt"/>
    </style:style>
    <style:style style:name="T22" style:parent-style-name="DefaultParagraphFont" style:family="text">
      <style:text-properties style:font-name="TimesNewRomanPSMT" fo:color="#000000" fo:font-size="11pt" style:font-size-asian="11pt"/>
    </style:style>
    <style:style style:name="T23" style:parent-style-name="DefaultParagraphFont" style:family="text">
      <style:text-properties style:font-name="TimesNewRomanPSMT" fo:color="#000000" fo:font-size="11pt" style:font-size-asian="11pt"/>
    </style:style>
    <style:style style:name="T24" style:parent-style-name="DefaultParagraphFont" style:family="text">
      <style:text-properties style:font-name="TimesNewRomanPSMT" fo:color="#000000" fo:font-size="11pt" style:font-size-asian="11pt"/>
    </style:style>
    <style:style style:name="T25" style:parent-style-name="DefaultParagraphFont" style:family="text">
      <style:text-properties style:font-name="TimesNewRomanPSMT" fo:color="#000000" fo:font-size="11pt" style:font-size-asian="11pt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style:font-name="TimesNewRomanPSMT" fo:color="#000000" fo:font-size="11pt" style:font-size-asian="11pt"/>
    </style:style>
    <style:style style:name="T29" style:parent-style-name="DefaultParagraphFont" style:family="text">
      <style:text-properties style:font-name="TimesNewRomanPSMT" fo:color="#000000" fo:font-size="11pt" style:font-size-asian="11pt"/>
    </style:style>
    <style:style style:name="T30" style:parent-style-name="DefaultParagraphFont" style:family="text">
      <style:text-properties style:font-name="TimesNewRomanPSMT" fo:color="#000000" fo:font-size="11pt" style:font-size-asian="11pt"/>
    </style:style>
    <style:style style:name="T31" style:parent-style-name="DefaultParagraphFont" style:family="text">
      <style:text-properties style:font-name="TimesNewRomanPSMT" fo:color="#000000" fo:font-size="11pt" style:font-size-asian="11pt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TimesNewRomanPSMT" fo:color="#000000" fo:font-size="11pt" style:font-size-asian="11pt"/>
    </style:style>
    <style:style style:name="T35" style:parent-style-name="DefaultParagraphFont" style:family="text">
      <style:text-properties style:font-name="TimesNewRomanPSMT" fo:color="#000000" fo:font-size="11pt" style:font-size-asian="11pt"/>
    </style:style>
    <style:style style:name="T36" style:parent-style-name="DefaultParagraphFont" style:family="text">
      <style:text-properties style:font-name="TimesNewRomanPSMT" fo:color="#000000" fo:font-size="11pt" style:font-size-asian="11pt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T39" style:parent-style-name="DefaultParagraphFont" style:family="text">
      <style:text-properties style:font-name="TimesNewRomanPSMT" fo:color="#000000" fo:font-size="11pt" style:font-size-asian="11pt"/>
    </style:style>
    <style:style style:name="T40" style:parent-style-name="DefaultParagraphFont" style:family="text">
      <style:text-properties style:font-name="TimesNewRomanPSMT" fo:color="#000000" fo:font-size="11pt" style:font-size-asian="11pt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end"/>
    </style:style>
    <style:style style:name="T44" style:parent-style-name="DefaultParagraphFont" style:family="text">
      <style:text-properties style:font-name="TimesNewRomanPSMT" fo:color="#000000" fo:font-size="11pt" style:font-size-asian="11pt"/>
    </style:style>
    <style:style style:name="T45" style:parent-style-name="DefaultParagraphFont" style:family="text">
      <style:text-properties style:font-name="TimesNewRomanPSMT" fo:color="#000000" fo:font-size="11pt" style:font-size-asian="11pt"/>
    </style:style>
    <style:style style:name="T46" style:parent-style-name="DefaultParagraphFont" style:family="text">
      <style:text-properties style:font-name="TimesNewRomanPSMT" fo:color="#000000" fo:font-size="11pt" style:font-size-asian="11pt"/>
    </style:style>
    <style:style style:name="T47" style:parent-style-name="DefaultParagraphFont" style:family="text">
      <style:text-properties style:font-name="TimesNewRomanPSMT" fo:color="#000000" fo:font-size="11pt" style:font-size-asian="11pt"/>
    </style:style>
    <style:style style:name="T48" style:parent-style-name="DefaultParagraphFont" style:family="text">
      <style:text-properties style:font-name="TimesNewRomanPSMT" fo:color="#000000" fo:font-size="11pt" style:font-size-asian="11pt"/>
    </style:style>
    <style:style style:name="T49" style:parent-style-name="DefaultParagraphFont" style:family="text">
      <style:text-properties style:font-name="TimesNewRomanPSMT" fo:color="#000000" fo:font-size="11pt" style:font-size-asian="11pt"/>
    </style:style>
    <style:style style:name="T50" style:parent-style-name="DefaultParagraphFont" style:family="text">
      <style:text-properties style:font-name="TimesNewRomanPSMT" fo:color="#000000" fo:font-size="11pt" style:font-size-asian="11pt"/>
    </style:style>
    <style:style style:name="T51" style:parent-style-name="DefaultParagraphFont" style:family="text">
      <style:text-properties style:font-name="TimesNewRomanPSMT" fo:color="#000000" fo:font-size="11pt" style:font-size-asian="11pt"/>
    </style:style>
    <style:style style:name="T52" style:parent-style-name="DefaultParagraphFont" style:family="text">
      <style:text-properties style:font-name="TimesNewRomanPSMT" fo:color="#000000" fo:font-size="11pt" style:font-size-asian="11pt"/>
    </style:style>
    <style:style style:name="T53" style:parent-style-name="DefaultParagraphFont" style:family="text">
      <style:text-properties style:font-name="TimesNewRomanPSMT" fo:color="#000000" fo:font-size="11pt" style:font-size-asian="11pt"/>
    </style:style>
    <style:style style:name="T54" style:parent-style-name="DefaultParagraphFont" style:family="text">
      <style:text-properties style:font-name="TimesNewRomanPSMT" fo:color="#000000" fo:font-size="11pt" style:font-size-asian="11pt"/>
    </style:style>
    <style:style style:name="T55" style:parent-style-name="DefaultParagraphFont" style:family="text">
      <style:text-properties style:font-name="TimesNewRomanPSMT" fo:color="#000000" fo:font-size="11pt" style:font-size-asian="11pt"/>
    </style:style>
    <style:style style:name="T56" style:parent-style-name="DefaultParagraphFont" style:family="text">
      <style:text-properties style:font-name="TimesNewRomanPSMT" fo:color="#000000" fo:font-size="11pt" style:font-size-asian="11pt"/>
    </style:style>
    <style:style style:name="T57" style:parent-style-name="DefaultParagraphFont" style:family="text">
      <style:text-properties style:font-name="TimesNewRomanPSMT" fo:color="#000000" fo:font-size="11pt" style:font-size-asian="11pt"/>
    </style:style>
    <style:style style:name="T58" style:parent-style-name="DefaultParagraphFont" style:family="text">
      <style:text-properties style:font-name="TimesNewRomanPSMT" fo:color="#000000" fo:font-size="11pt" style:font-size-asian="11pt"/>
    </style:style>
    <style:style style:name="T59" style:parent-style-name="DefaultParagraphFont" style:family="text">
      <style:text-properties style:font-name="TimesNewRomanPSMT" fo:color="#000000" fo:font-size="11pt" style:font-size-asian="11pt"/>
    </style:style>
    <style:style style:name="T60" style:parent-style-name="DefaultParagraphFont" style:family="text">
      <style:text-properties style:font-name="TimesNewRomanPSMT" fo:color="#000000" fo:font-size="11pt" style:font-size-asian="11pt"/>
    </style:style>
    <style:style style:name="T61" style:parent-style-name="DefaultParagraphFont" style:family="text">
      <style:text-properties style:font-name="TimesNewRomanPSMT" fo:color="#000000" fo:font-size="11pt" style:font-size-asian="11pt"/>
    </style:style>
    <style:style style:name="T62" style:parent-style-name="DefaultParagraphFont" style:family="text">
      <style:text-properties style:font-name="TimesNewRomanPSMT" fo:color="#000000" fo:font-size="11pt" style:font-size-asian="11pt"/>
    </style:style>
    <style:style style:name="T63" style:parent-style-name="DefaultParagraphFont" style:family="text">
      <style:text-properties style:font-name="TimesNewRomanPSMT" fo:color="#000000" fo:font-size="11pt" style:font-size-asian="11pt"/>
    </style:style>
    <style:style style:name="T64" style:parent-style-name="DefaultParagraphFont" style:family="text">
      <style:text-properties style:font-name="LiberationSansNarrow" fo:font-weight="bold" style:font-weight-asian="bold" fo:color="#000000" fo:font-size="9pt" style:font-size-asian="9pt"/>
    </style:style>
    <style:style style:name="T65" style:parent-style-name="DefaultParagraphFont" style:family="text">
      <style:text-properties style:font-name="TimesNewRomanPSMT" fo:color="#000000" fo:font-size="11pt" style:font-size-asian="11pt"/>
    </style:style>
    <style:style style:name="P66" style:parent-style-name="Standard" style:family="paragraph">
      <style:paragraph-properties fo:line-height="115%"/>
    </style:style>
    <style:style style:name="T67" style:parent-style-name="DefaultParagraphFont" style:family="text">
      <style:text-properties style:font-name="TimesNewRomanPSMT" fo:color="#000000" fo:font-size="11pt" style:font-size-asian="11pt"/>
    </style:style>
    <style:style style:name="T68" style:parent-style-name="DefaultParagraphFont" style:family="text">
      <style:text-properties style:font-name="TimesNewRomanPSMT" fo:color="#000000" fo:font-size="11pt" style:font-size-asian="11pt"/>
    </style:style>
    <style:style style:name="P69" style:parent-style-name="Standard" style:family="paragraph">
      <style:paragraph-properties fo:line-height="115%"/>
    </style:style>
    <style:style style:name="T70" style:parent-style-name="DefaultParagraphFont" style:family="text">
      <style:text-properties style:font-name="TimesNewRomanPSMT" fo:color="#000000" fo:font-size="11pt" style:font-size-asian="11pt"/>
    </style:style>
    <style:style style:name="T71" style:parent-style-name="DefaultParagraphFont" style:family="text">
      <style:text-properties style:font-name="TimesNewRomanPSMT" fo:color="#000000" fo:font-size="11pt" style:font-size-asian="11pt"/>
    </style:style>
    <style:style style:name="T72" style:parent-style-name="DefaultParagraphFont" style:family="text">
      <style:text-properties style:font-name="TimesNewRomanPSMT" fo:color="#000000" fo:font-size="11pt" style:font-size-asian="11pt"/>
    </style:style>
    <style:style style:name="P73" style:parent-style-name="Standard" style:family="paragraph">
      <style:paragraph-properties fo:line-height="115%"/>
    </style:style>
    <style:style style:name="T74" style:parent-style-name="DefaultParagraphFont" style:family="text">
      <style:text-properties style:font-name="TimesNewRomanPSMT" fo:color="#000000" fo:font-size="11pt" style:font-size-asian="11pt"/>
    </style:style>
    <style:style style:name="T75" style:parent-style-name="DefaultParagraphFont" style:family="text">
      <style:text-properties style:font-name="TimesNewRomanPSMT" fo:color="#000000" fo:font-size="11pt" style:font-size-asian="11pt"/>
    </style:style>
    <style:style style:name="P76" style:parent-style-name="Standard" style:family="paragraph">
      <style:paragraph-properties fo:line-height="115%"/>
      <style:text-properties style:font-name="TimesNewRomanPSMT" fo:color="#000000" fo:font-size="11pt" style:font-size-asian="11pt"/>
    </style:style>
    <style:style style:name="P77" style:parent-style-name="Standard" style:family="paragraph">
      <style:paragraph-properties fo:line-height="115%"/>
    </style:style>
    <style:style style:name="P78" style:parent-style-name="Standard" style:family="paragraph">
      <style:paragraph-properties fo:line-height="115%"/>
    </style:style>
    <style:style style:name="T79" style:parent-style-name="DefaultParagraphFont" style:family="text">
      <style:text-properties style:font-name="TimesNewRomanPSMT" style:font-name-asian="Calibri" style:font-name-complex="Calibri" fo:color="#000000" style:font-size-complex="14pt"/>
    </style:style>
    <style:style style:name="T80" style:parent-style-name="DefaultParagraphFont" style:family="text">
      <style:text-properties style:font-name="TimesNewRomanPSMT" style:font-name-asian="Calibri" style:font-name-complex="Calibri" fo:font-weight="bold" style:font-weight-asian="bold" fo:color="#000000" style:font-size-complex="14pt"/>
    </style:style>
    <style:style style:name="T81" style:parent-style-name="DefaultParagraphFont" style:family="text">
      <style:text-properties style:font-name="TimesNewRomanPSMT" style:font-name-asian="Calibri" style:font-name-complex="Calibri" fo:font-weight="bold" style:font-weight-asian="bold" fo:color="#000000" style:font-size-complex="14pt"/>
    </style:style>
  </office:automatic-styles>
  <office:body>
    <office:text text:use-soft-page-breaks="true">
      <text:p text:style-name="P1"/>
      <text:p text:style-name="P5">APÊNDICE<text:s/>M</text:p>
      <text:p text:style-name="P6"><text:span text:style-name="T7">TERMO DE PUBLICIZAÇÃO</text:span></text:p>
      <text:p text:style-name="Standard"/>
      <text:p text:style-name="P8"><text:span text:style-name="T9">Eu,</text:span><text:span text:style-name="T10"><text:s/>Lucas Sandro Rotermel Franco</text:span><text:span text:style-name="T11">,</text:span><text:span text:style-name="T12"><text:s/></text:span><text:span text:style-name="T13">CPF</text:span><text:span text:style-name="T14"><text:s/>047.285.789-41</text:span><text:span text:style-name="T15">, aluno do IFSC Campus Gaspar, na qualidade de titular dos direitos autorais da obra ja concluída e entregue e</text:span><text:span text:style-name="T16"><text:s/>cujo título e:</text:span><text:span text:style-name="T17"><text:s/></text:span><text:span text:style-name="T18">Bioinformática e Realidade Aumentada nas escolas: Desenvolvimento de um aplicativo de realidade aumentada para auxílio no ensino das ciências Biológicas</text:span><text:s/><text:span text:style-name="T19">e apresentada em<text:s/></text:span><text:span text:style-name="T20">16</text:span><text:span text:style-name="T21">/</text:span><text:span text:style-name="T22">02</text:span><text:span text:style-name="T23">/</text:span><text:span text:style-name="T24">2022</text:span><text:span text:style-name="T25">,</text:span></text:p>
      <text:p text:style-name="P26"/>
      <text:p text:style-name="P27"><text:span text:style-name="T28">(</text:span><text:span text:style-name="T29">X</text:span><text:span text:style-name="T30">) AUTORIZO, com fundamento nas disposições da Lei no 9.610, de 19 de fevereiro de 1998, o IFSC Campus Gaspar a disponibilizar, gratuitam</text:span><text:span text:style-name="T31">ente, em sua Biblioteca, sem ressarcimento dos direitos autorais, o referido documento de minha autoria, em formato PDF, exclusivamente para leitura, impressão e/ou download.</text:span></text:p>
      <text:p text:style-name="P32"/>
      <text:p text:style-name="P33"><text:span text:style-name="T34">( ) AUTORIZO, A PARTIR DE UM ANO APOS A DATA DE DEPOSITO NA BIBLIOTECA, com fund</text:span><text:span text:style-name="T35">amento nas disposições da Lei no 9.610, de 19 de fevereiro de 1998, o IFSC Campus Gaspar a disponibilizar, gratuitamente, em sua Biblioteca, sem ressarcimento dos direitos autorais, o referido documento de minha autoria, em formato PDF, exclusivamente para</text:span><text:span text:style-name="T36"><text:s/>leitura, impressao e/ou download.</text:span></text:p>
      <text:p text:style-name="P37"/>
      <text:p text:style-name="P38"><text:span text:style-name="T39">( <text:s/>) NÃO</text:span><text:span text:style-name="T40"><text:s/>AUTORIZO o IFSC Campus Gaspar a disponibilizar em sua Biblioteca, o referido documento.</text:span></text:p>
      <text:p text:style-name="P41"/>
      <text:p text:style-name="P42"/>
      <text:p text:style-name="P43"><text:span text:style-name="T44">Gaspar,<text:s/></text:span><text:span text:style-name="T45">03</text:span><text:span text:style-name="T46"><text:s/>de<text:s/></text:span><text:span text:style-name="T47">Março</text:span><text:span text:style-name="T48"><text:s/>de<text:s/></text:span><text:span text:style-name="T49">2022</text:span><text:span text:style-name="T50">.</text:span></text:p>
      <text:p text:style-name="Standard"/>
      <text:p text:style-name="Standard"><text:span text:style-name="T51">Material Bibliográfico: ( ) Relatório de Estágio</text:span></text:p>
      <text:p text:style-name="Standard"><text:span text:style-name="T52"><text:s text:c="38"/>(</text:span><text:span text:style-name="T53">X</text:span><text:span text:style-name="T54">) Trabalho de Conclusão de Curso</text:span></text:p>
      <text:p text:style-name="Standard"><text:span text:style-name="T55"><text:s text:c="5"/></text:span><text:span text:style-name="T56"><text:s text:c="33"/>( ) Projeto Integrador</text:span></text:p>
      <text:p text:style-name="Standard"><text:span text:style-name="T57"><text:s text:c="38"/>( ) Dissertação</text:span></text:p>
      <text:p text:style-name="Standard"><text:span text:style-name="T58"><text:s text:c="38"/>( ) Tese</text:span></text:p>
      <text:p text:style-name="Standard"/>
      <text:p text:style-name="Standard"><text:span text:style-name="T59">A pesquisa necessitava de parecer do Comitê de Ética em Pesquisa? ( ) Sim (</text:span><text:span text:style-name="T60">X</text:span><text:span text:style-name="T61">) Não</text:span></text:p>
      <text:p text:style-name="Standard"/>
      <text:p text:style-name="Standard"/>
      <text:p text:style-name="Standard"><text:span text:style-name="T62">Se sim para a<text:s/></text:span><text:span text:style-name="T63">questão anterior, a pesquisa foi submetida ao Comitê de Ética em Pesquisa? <text:s/>( ) Sim ( ) Não</text:span></text:p>
      <text:p text:style-name="Standard"><text:span text:style-name="T64"><text:s/></text:span></text:p>
      <text:p text:style-name="Standard"/>
      <text:p text:style-name="Standard"><text:span text:style-name="T65">Se sim para a questão anterior, foi recebido o parecer do Comitê? ( ) Sim ( ) Não</text:span></text:p>
      <text:p text:style-name="Standard"/>
      <text:p text:style-name="P66"><text:span text:style-name="T67">Curso:<text:s/></text:span><text:span text:style-name="T68">Análise e Desenvolvimento de Sistemas</text:span></text:p>
      <text:p text:style-name="P69"><text:span text:style-name="T70">E-mai</text:span><text:span text:style-name="T71">l:</text:span><text:span text:style-name="T72"><text:s/>lucas.srf@aluno.ifsc.edu.br</text:span></text:p>
      <text:p text:style-name="P73"><text:span text:style-name="T74">Telefone:</text:span><text:span text:style-name="T75"><text:s/>+55 (47) 99274-4518</text:span></text:p>
      <text:p text:style-name="P76">Assinatura do Acadêmico: ________________________________________________________</text:p>
      <text:p text:style-name="P77"/>
      <text:p text:style-name="P78"><text:span text:style-name="T79">Ciente do Orientador:</text:span><text:span text:style-name="T80"><text:s/></text:span><text:span text:style-name="T81">__________________________________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SansNarrow-Bold" svg:font-family="LiberationSansNarrow-Bold" style:font-family-generic="roman" style:font-pitch="variable"/>
    <style:font-face style:name="LiberationSansNarrow" svg:font-family="LiberationSansNarrow" style:font-family-generic="roman" style:font-pitch="variable"/>
    <style:font-face style:name="TimesNewRomanPS-BoldMT" svg:font-family="TimesNewRomanPS-BoldMT" style:font-family-generic="roman" style:font-pitch="variable"/>
    <style:font-face style:name="Calibri" svg:font-family="Calibri" style:font-family-generic="swiss" style:font-pitch="variable" svg:panose-1="2 15 5 2 2 2 4 3 2 4"/>
    <style:font-face style:name="TimesNewRomanPSMT" svg:font-family="TimesNewRomanPSMT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LiberationSansNarrow-Bold" fo:font-weight="bold" style:font-weight-asian="bold" fo:color="#008100" fo:font-size="9pt" style:font-size-asian="9pt"/>
    </style:style>
    <style:style style:name="P3" style:parent-style-name="Standard" style:family="paragraph">
      <style:paragraph-properties fo:text-align="center"/>
      <style:text-properties style:font-name="LiberationSansNarrow" fo:color="#000000" fo:font-size="9pt" style:font-size-asian="9pt"/>
    </style:style>
    <style:style style:name="P4" style:parent-style-name="Standard" style:family="paragraph">
      <style:paragraph-properties fo:text-align="center"/>
      <style:text-properties style:font-name="LiberationSansNarrow" fo:color="#000000"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draw:frame draw:z-index="251659264" draw:style-name="a0" draw:name="figuras1" text:anchor-type="paragraph" svg:x="0in" svg:y="-0.33346in" svg:width="6.69291in" svg:height="0.72559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P2">Instituto Federal de Santa Catarina – câmpus Gaspar</text:p>
        <text:p text:style-name="P3">Rua: Adriano Kormann, 510 | Bela Vista |<text:s/>Gaspar/SC | CEP: 89.111-009</text:p>
        <text:p text:style-name="P4">Fone: (47) 3318-3705 | www.ifsc.edu.br | CNPJ 11.402.887/0010-5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o, Lucas Sandro Rotermel</dc:creator>
    <meta:creation-date>2020-11-09T17:13:00Z</meta:creation-date>
    <dc:date>2022-03-03T18:13:00Z</dc:date>
    <meta:template xlink:href="Normal.dotm" xlink:type="simple"/>
    <meta:editing-cycles>6</meta:editing-cycles>
    <meta:editing-duration>PT720S</meta:editing-duration>
    <meta:document-statistic meta:page-count="1" meta:paragraph-count="4" meta:word-count="304" meta:character-count="2038" meta:row-count="14" meta:non-whitespace-character-count="1738"/>
  </office:meta>
</office:document-meta>
</file>